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6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96e8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3696" officeooo:paragraph-rsid="00123696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3696" officeooo:paragraph-rsid="00123696" style:font-size-asian="7pt" style:font-size-complex="8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c4327" officeooo:paragraph-rsid="000c4327" style:font-size-asian="7pt" style:font-style-asian="italic" style:font-weight-asian="bold" style:font-size-complex="8pt" style:font-style-complex="italic" style:font-weight-complex="bold"/>
    </style:style>
    <style:style style:name="P2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8" style:family="paragraph" style:parent-style-name="Standard">
      <style:paragraph-properties fo:line-height="0.564cm" fo:text-align="justify" style:justify-single-word="false" style:snap-to-layout-grid="false"/>
    </style:style>
    <style:style style:name="P2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30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1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f96e8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0f96e8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bf515"/>
    </style:style>
    <style:style style:name="T8" style:family="text">
      <style:text-properties officeooo:rsid="000c4327"/>
    </style:style>
    <style:style style:name="T9" style:family="text">
      <style:text-properties officeooo:rsid="000cf18a"/>
    </style:style>
    <style:style style:name="T10" style:family="text">
      <style:text-properties style:font-size-asian="7pt"/>
    </style:style>
    <style:style style:name="T11" style:family="text">
      <style:text-properties officeooo:rsid="000f96e8" style:font-size-asian="7pt"/>
    </style:style>
    <style:style style:name="T12" style:family="text">
      <style:text-properties officeooo:rsid="000a3e1b" style:font-size-asian="7pt"/>
    </style:style>
    <style:style style:name="T13" style:family="text">
      <style:text-properties officeooo:rsid="00123696"/>
    </style:style>
    <style:style style:name="T14" style:family="text">
      <style:text-properties officeooo:rsid="00136f7d"/>
    </style:style>
    <style:style style:name="T15" style:family="text">
      <style:text-properties officeooo:rsid="00149fd9"/>
    </style:style>
    <style:style style:name="T16" style:family="text">
      <style:text-properties officeooo:rsid="0015f8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0"><text:span text:style-name="T6">27</text:span>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6">9</text:span> d<text:span text:style-name="T6">e n</text:span>o<text:span text:style-name="T6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7">Desenvolupant tota la integració de la característica especia de l’API meteorológica amb l’hotel.</text:p>
            <text:p text:style-name="P17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7"><text:span text:style-name="T8">2</text:span><text:span text:style-name="T16">3</text:span>h (<text:span text:style-name="T8">3</text:span> dies)</text:p>
          </table:table-cell>
        </table:table-row>
        <table:table-row table:style-name="Taula2.2">
          <table:table-cell table:style-name="Taula2.A3" office:value-type="string">
            <text:p text:style-name="P26">Dia de festa, 1 de novembre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/>
          </table:table-cell>
        </table:table-row>
        <table:table-row table:style-name="Taula2.2">
          <table:table-cell table:style-name="Taula2.A3" office:value-type="string">
            <text:p text:style-name="P20">Muntatge de pantalles a l'empresa, fent tasques de sistemes de muntatge i manteniment de pc.</text:p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0">8h</text:p>
          </table:table-cell>
        </table:table-row>
        <table:table-row table:style-name="Taula2.2">
          <table:table-cell table:style-name="Taula2.A2" office:value-type="string">
            <text:p text:style-name="P21">Desenvolupament del gestor de traducció CMS proposat per Homerti per al projecte i el consum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0">programant tota la funcionalitat principal de frontend i backend com a fullstack i fe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la integració amb l'empresa i els seus sistemes de vacalia intranet i altres, <text:span text:style-name="T13">desenvolupant millor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5">la página de inserció de literals y inicializant la página de admin. de págines amb navegació en taul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7"><text:span text:style-name="T8">16</text:span>h <text:span text:style-name="T9">(2 dies)</text:span></text:p>
          </table:table-cell>
        </table:table-row>
        <table:table-row table:style-name="Taula2.2">
          <table:table-cell table:style-name="Taula2.A2" office:value-type="string">
            <text:p text:style-name="P20">Finalització del CMS, optimitzant codi de forma segura amb modes de desplegament i en el se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corresponent hosting de sistemes de lempresa, propi emmagatzematg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><text:span text:style-name="T7">8</text:span>h</text:p>
          </table:table-cell>
        </table:table-row>
        <table:table-row table:style-name="Taula2.2">
          <table:table-cell table:style-name="Taula2.A2" office:value-type="string">
            <text:p text:style-name="P19">Desplegament i configuracions de la web en VM Debian amb adptador pont e instal*lant SSL (HTTPS)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<text:span text:style-name="T13">1</text:span><text:span text:style-name="T14">6</text:span>h</text:p>
          </table:table-cell>
        </table:table-row>
        <table:table-row table:style-name="Taula2.2">
          <table:table-cell table:style-name="Taula2.A2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3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6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<text:span text:style-name="T15">7</text:span><text:span text:style-name="T16">1</text:span>h</text:p>
          </table:table-cell>
        </table:table-row>
      </table:table>
      <text:h text:style-name="P31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9"><text:span text:style-name="T3">Aquestes 2 setmanes arribant a la </text:span><text:span text:style-name="T4">3/4 part </text:span><text:span text:style-name="T3">de les FCT han sigut molt productives y amb molt</text:span><text:span text:style-name="T4">ís</text:span><text:span text:style-name="T5">s</text:span><text:span text:style-name="T4">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18">he après formes ben <text:span text:style-name="T2">i</text:span><text:span text:style-name="T6">nteressant</text:span><text:span text:style-name="T2">s</text:span><text:span text:style-name="T6"> de desenvolupar web amb Laravel y Vue</text:span>, a més <text:span text:style-name="T6">de React, Vite </text:span><text:span text:style-name="T2">en Frontend</text:span><text:span text:style-name="T6">, </text:span></text:p>
          </table:table-cell>
        </table:table-row>
        <table:table-row table:style-name="Taula3.1">
          <table:table-cell table:style-name="Taula3.A1" office:value-type="string">
            <text:p text:style-name="P18"><text:span text:style-name="T6">y ExpressJS </text:span><text:span text:style-name="T2">en Backend, tot un complet</text:span><text:span text:style-name="T6"> fullstack. </text:span><text:span text:style-name="T2">H</text:span>e après noves <text:span text:style-name="T11">formes </text:span><text:span text:style-name="T12">de treballar a una empresa de </text:span><text:span text:style-name="T10">web</text:span></text:p>
          </table:table-cell>
        </table:table-row>
        <table:table-row table:style-name="Taula3.1">
          <table:table-cell table:style-name="Taula3.A2" office:value-type="string">
            <text:p text:style-name="P22">dels meus companys d’empresa amb bones pràctiques y treball <text:span text:style-name="T6">en equip. </text:span><text:span text:style-name="T13">I sobretot, he après un munt amb investigació</text:span></text:p>
          </table:table-cell>
        </table:table-row>
        <table:table-row table:style-name="Taula3.1">
          <table:table-cell table:style-name="Taula3.A2" office:value-type="string">
            <text:p text:style-name="P25">pròpia tot el sistema de desplegament amb HTTPS, virtualhosts, htaccess i mantenir un servei node on startup en Linux.</text:p>
          </table:table-cell>
        </table:table-row>
      </table:table>
      <text:p text:style-name="P9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8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f96e8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4T20:44:48.317000000</dc:date>
    <meta:editing-cycles>22</meta:editing-cycles>
    <meta:editing-duration>P23DT23H22M49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2" meta:word-count="302" meta:character-count="1860" meta:non-whitespace-character-count="1595"/>
  </office:meta>
</office:document-meta>
</file>